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Heading"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officeooo:rsid="00661ee0" officeooo:paragraph-rsid="00661ee0"/>
    </style:style>
    <style:style style:name="P11" style:family="paragraph" style:parent-style-name="Text_20_body">
      <style:paragraph-properties fo:text-align="start" style:justify-single-word="false"/>
      <style:text-properties officeooo:paragraph-rsid="006144a3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62a682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5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6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7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61ee0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style:font-name="Liberation Sans"/>
    </style:style>
    <style:style style:name="T9" style:family="text">
      <style:text-properties fo:color="#000000" loext:opacity="100%"/>
    </style:style>
    <style:style style:name="T10" style:family="text">
      <style:text-properties officeooo:rsid="0068fc7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8"><text:a xlink:type="simple" xlink:href="#__RefHeading___Toc630_247555406" text:style-name="Index_20_Link" text:visited-style-name="Index_20_Link"><text:span text:style-name="T8">1 Objectifs<text:tab/>1</text:span></text:a></text:p>
          <text:p text:style-name="P8"><text:a xlink:type="simple" xlink:href="#__RefHeading___Toc632_247555406" text:style-name="Index_20_Link" text:visited-style-name="Index_20_Link"><text:span text:style-name="T8">2 XXXX<text:tab/>2</text:span></text:a></text:p>
          <text:p text:style-name="P9"><text:a xlink:type="simple" xlink:href="#__RefHeading___Toc379_3095261546" text:style-name="Index_20_Link" text:visited-style-name="Index_20_Link"><text:span text:style-name="T8">2.1 XXXX</text:span><text:tab/>2</text:a></text:p>
        </text:index-body>
      </text:table-of-content>
      <text:p text:style-name="P6"/>
      <text:p text:style-name="Heading"><text:bookmark-start text:name="__RefHeading___Toc628_247555406"/>Compte-rendu <text:span text:style-name="T4">XXXX</text:span> : <text:span text:style-name="T4">XXXX</text:span><text:bookmark-end text:name="__RefHeading___Toc628_247555406"/></text:p>
      <text:p text:style-name="Text_20_body"/>
      <text:h text:style-name="P15" text:outline-level="1"><text:bookmark-start text:name="__RefHeading___Toc630_247555406"/>Objectifs<text:bookmark-end text:name="__RefHeading___Toc630_247555406"/></text:h>
      <text:p text:style-name="P5">- <text:span text:style-name="T4">XXXXXXXXXXXXXXXXX</text:span></text:p>
      <text:p text:style-name="P7"><text:span text:style-name="T8"/></text:p>
      <text:p text:style-name="P7"><text:span text:style-name="T8"/></text:p>
      <text:h text:style-name="P16" text:outline-level="1"><text:bookmark-start text:name="__RefHeading___Toc632_247555406"/>XXXX<text:bookmark-end text:name="__RefHeading___Toc632_247555406"/></text:h>
      <text:p text:style-name="P11"/>
      <text:h text:style-name="P17" text:outline-level="2"><text:bookmark-start text:name="__RefHeading___Toc379_3095261546"/>XXXX<text:bookmark-end text:name="__RefHeading___Toc379_3095261546"/></text:h>
      <text:p text:style-name="P12"/>
      <text:p text:style-name="P10">XXXXXXXXXXXXX</text:p>
      <text:p text:style-name="P14">XXX</text:p>
      <text:p text:style-name="P13"/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8fc73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661ee0"/>
    </style:style>
    <style:style style:name="MT8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3</text:span> <text:span text:style-name="MT1">—</text:span> TP<text:span text:style-name="MT3">1</text:span></text:p>
      </style:header>
      <style:footer>
        <text:p text:style-name="MP2"><text:span text:style-name="MT4">Page </text:span><text:page-number text:select-page="current">2</text:page-number>/<text:page-count>2</text:page-count><text:tab/><text:tab/><text:span text:style-name="MT5">Evan Barroca</text:span><text:span text:style-name="MT1"> —</text:span><text:span text:style-name="MT6"> </text:span><text:span text:style-name="MT7">XX</text:span><text:span text:style-name="MT6"> </text:span><text:span text:style-name="MT7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8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2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10T11:28:01.600961780</dc:date>
    <meta:editing-duration>P3DT18H59M16S</meta:editing-duration>
    <meta:editing-cycles>84</meta:editing-cycles>
    <meta:print-date>2024-09-27T11:47:06.014155185</meta:print-date>
    <meta:printed-by>PDF files</meta:printed-by>
    <meta:document-statistic meta:table-count="0" meta:image-count="0" meta:object-count="0" meta:page-count="2" meta:paragraph-count="15" meta:word-count="50" meta:character-count="321" meta:non-whitespace-character-count="250"/>
  </office:meta>
</office:document-meta>
</file>